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4.4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33.51pt"/>
    </style:style>
    <style:style style:name="co4" style:family="table-column">
      <style:table-column-properties fo:break-before="auto" style:column-width="47.65pt"/>
    </style:style>
    <style:style style:name="co5" style:family="table-column">
      <style:table-column-properties fo:break-before="auto" style:column-width="29.2pt"/>
    </style:style>
    <style:style style:name="co6" style:family="table-column">
      <style:table-column-properties fo:break-before="auto" style:column-width="46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2" style:family="table-cell" style:parent-style-name="Default" style:data-style-name="N0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26" style:family="table-cell" style:parent-style-name="Default" style:data-style-name="N0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API-doc, Conventions pour coder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bd api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Regler de conflict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regarder comme resoudre conflicts avec Git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ider a Yannic pour regler son repertoir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PI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I POST et GE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Modification BD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bd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revision Api 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modification api-doc</text:p>
          </table:table-cell>
          <table:table-cell table:style-name="ce10" table:number-columns-repeated="2"/>
          <table:table-cell table:style-name="ce26" office:value-type="float" office:value="1.5" calcext:value-type="float">
            <text:p>1.5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ranger proyect codebackend</text:p>
          </table:table-cell>
          <table:table-cell table:style-name="ce11" table:number-columns-repeated="2"/>
          <table:table-cell table:style-name="ce11" office:value-type="float" office:value="0.5" calcext:value-type="float">
            <text:p>0.5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I update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socket.io,redis,node.js:chercher information, faire petit test</text:p>
          </table:table-cell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meeting group avec prof Stephane Duval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api redis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7" calcext:value-type="float">
            <text:p>7</text:p>
          </table:table-cell>
          <table:table-cell table:style-name="ce6" table:formula="of:=SUM([.C3:.C26])" office:value-type="float" office:value="8" calcext:value-type="float">
            <text:p>8</text:p>
          </table:table-cell>
          <table:table-cell table:style-name="ce6" table:formula="of:=SUM([.D3:.D26])" office:value-type="float" office:value="8" calcext:value-type="float">
            <text:p>8</text:p>
          </table:table-cell>
          <table:table-cell table:style-name="ce6" table:formula="of:=SUM([.E3:.E26])" office:value-type="float" office:value="6" calcext:value-type="float">
            <text:p>6</text:p>
          </table:table-cell>
          <table:table-cell table:style-name="ce6" table:formula="of:=SUM([.F3:.F26])" office:value-type="float" office:value="8" calcext:value-type="float">
            <text:p>8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Meeting, aide Dmytro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omparaisons de test API Socket.io,Redis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meeting avec Cristian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PI Redis : client/numero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meeting avec profs : Duval <text:s/>et Lidou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jouter bd : cles_redis, test redis avec la nouvelle bd, 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reflexion bd, redis, test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modification bd, ajouter commerce config, retour position client (REDIS), prendre numero (en cours)</text:p>
          </table:table-cell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I-doc(get,post,put,delete)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Redis :creation commerce list client ajout client <text:s/>list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encriptation pwd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REDIS : Retourn position client, client a decide de sortir de la file 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deploiment</text:p>
          </table:table-cell>
          <table:table-cell table:style-name="ce10" table:number-columns-repeated="4"/>
          <table:table-cell table:style-name="ce10" office:value-type="float" office:value="5" calcext:value-type="float">
            <text:p>5</text:p>
          </table:table-cell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75" calcext:value-type="float">
            <text:p>6.75</text:p>
          </table:table-cell>
          <table:table-cell table:style-name="ce6" table:formula="of:=SUM([.C3:.C26])" office:value-type="float" office:value="7" calcext:value-type="float">
            <text:p>7</text:p>
          </table:table-cell>
          <table:table-cell table:style-name="ce6" table:formula="of:=SUM([.D3:.D26])" office:value-type="float" office:value="8" calcext:value-type="float">
            <text:p>8</text:p>
          </table:table-cell>
          <table:table-cell table:style-name="ce6" table:formula="of:=SUM([.E3:.E26])" office:value-type="float" office:value="8" calcext:value-type="float">
            <text:p>8</text:p>
          </table:table-cell>
          <table:table-cell table:style-name="ce6" table:formula="of:=SUM([.F3:.F26])" office:value-type="float" office:value="8" calcext:value-type="float">
            <text:p>8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meeting essai resoudre deploiment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ide Dmytro avec Android 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ranger project queueio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ranger proyect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etudier comme faire verification avec sms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ide Dmytro avec Android et API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sha256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sha256 applique a tout le projet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ide Dmytro avec Android 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faire test verification sms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modification req des API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modification req des API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ide Dmytro avec Android 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api et verification api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ide Dmytro avec Android 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est et implementation du code verification sms</text:p>
          </table:table-cell>
          <table:table-cell table:style-name="ce11" table:number-columns-repeated="4"/>
          <table:table-cell table:style-name="ce11" office:value-type="float" office:value="4" calcext:value-type="float">
            <text:p>4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netoyage bd</text:p>
          </table:table-cell>
          <table:table-cell table:style-name="ce10" table:number-columns-repeated="4"/>
          <table:table-cell table:style-name="ce10" office:value-type="float" office:value="3" calcext:value-type="float">
            <text:p>3</text:p>
          </table:table-cell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8" calcext:value-type="float">
            <text:p>8</text:p>
          </table:table-cell>
          <table:table-cell table:style-name="ce6" table:formula="of:=SUM([.C3:.C26])" office:value-type="float" office:value="8" calcext:value-type="float">
            <text:p>8</text:p>
          </table:table-cell>
          <table:table-cell table:style-name="ce6" table:formula="of:=SUM([.D3:.D26])" office:value-type="float" office:value="9" calcext:value-type="float">
            <text:p>9</text:p>
          </table:table-cell>
          <table:table-cell table:style-name="ce6" table:formula="of:=SUM([.E3:.E26])" office:value-type="float" office:value="8" calcext:value-type="float">
            <text:p>8</text:p>
          </table:table-cell>
          <table:table-cell table:style-name="ce6" table:formula="of:=SUM([.F3:.F26])" office:value-type="float" office:value="9" calcext:value-type="float">
            <text:p>9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3:29:05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2-11T13:51:28.756000000</dc:date>
    <meta:editing-duration>P3DT14H6M34S</meta:editing-duration>
    <meta:editing-cycles>11</meta:editing-cycles>
    <meta:generator>LibreOffice/6.1.4.2$Windows_X86_64 LibreOffice_project/9d0f32d1f0b509096fd65e0d4bec26ddd1938fd3</meta:generator>
    <meta:document-statistic meta:table-count="4" meta:cell-count="170" meta:object-count="0"/>
  </office:meta>
</office:document-meta>
</file>